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homework openmind</text:p>
          </table:table-cell>
          <table:table-cell office:value-type="string" calcext:value-type="string">
            <text:p>classroom performance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A2:.L2])"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A3:.L3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A4:.L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8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A5:.L5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A6:.L6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formula="of:=SUM([.A7:.L7])"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A8:.L8])"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A9:.L9])" office:value-type="float" office:value="38.5" calcext:value-type="float">
            <text:p>3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00-00-00</text:date>, <text:time style:data-style-name="N2" text:time-value="08:53:40.349963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2-14T08:54:15.595326769</dc:date>
    <meta:editing-duration>PT10H8M5S</meta:editing-duration>
    <meta:editing-cycles>58</meta:editing-cycles>
    <meta:generator>LibreOffice/4.2.8.2$Linux_X86_64 LibreOffice_project/420m0$Build-2</meta:generator>
    <meta:document-statistic meta:table-count="1" meta:cell-count="116" meta:object-count="0"/>
  </office:meta>
</office:document-meta>
</file>